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1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/>
    </style:style>
    <style:style style:name="ce3" style:family="table-cell" style:parent-style-name="Default" style:data-style-name="N10130"/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Voron Trident R1 Pro</text:p>
          </table:table-cell>
          <table:table-cell/>
          <table:table-cell table:style-name="Default"/>
          <table:table-cell/>
          <table:table-cell table:style-name="Default"/>
          <table:table-cell table:style-name="ce4" office:value-type="string" calcext:value-type="string">
            <text:p>Gesamt:</text:p>
          </table:table-cell>
          <table:table-cell table:style-name="ce3" table:formula="of:=SUM([.E4:.E10])" office:value-type="currency" office:currency="EUR" office:value="988.32" calcext:value-type="currency">
            <text:p>988.32 €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lfd Nr.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Einzelpreis</text:p>
          </table:table-cell>
          <table:table-cell table:style-name="ce1" office:value-type="string" calcext:value-type="string">
            <text:p>Menge</text:p>
          </table:table-cell>
          <table:table-cell table:style-name="ce1" office:value-type="string" calcext:value-type="string">
            <text:p>Preis</text:p>
          </table:table-cell>
          <table:table-cell table:style-name="ce1" office:value-type="string" calcext:value-type="string">
            <text:p>Statu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formbot3d.com/products/voron-trident-r1-pro-corexy-3d-printer-kit-with-best-quality-parts?VariantsId=10510" xlink:type="simple">VORON Trident R1 Pro CoreXY 3D Printer Kit </text:a> </text:p>
          </table:table-cell>
          <table:table-cell office:value-type="currency" office:currency="EUR" office:value="659.04" calcext:value-type="currency">
            <text:p>659.04 €</text:p>
          </table:table-cell>
          <table:table-cell office:value-type="float" office:value="1" calcext:value-type="float">
            <text:p>1</text:p>
          </table:table-cell>
          <table:table-cell table:formula="of:=[.D4]*[.C4]" office:value-type="currency" office:currency="EUR" office:value="659.04" calcext:value-type="currency">
            <text:p>659.04 €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xtrudr.com/de/de/products/durapro-pa12-cf/" xlink:type="simple">Extrudr DuraPro PA12-CF</text:a></text:p>
          </table:table-cell>
          <table:table-cell office:value-type="currency" office:currency="EUR" office:value="111.74" calcext:value-type="currency">
            <text:p>111.74 €</text:p>
          </table:table-cell>
          <table:table-cell office:value-type="float" office:value="1" calcext:value-type="float">
            <text:p>1</text:p>
          </table:table-cell>
          <table:table-cell table:formula="of:=[.D5]*[.C5]" office:value-type="currency" office:currency="EUR" office:value="111.74" calcext:value-type="currency">
            <text:p>111.74 €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extrudr.com/de/de/products/durapro-asa-gf/?variant=UHJvZHVjdFZhcmlhbnQ6NDExNg%3D%3D" xlink:type="simple">Extrudr DuraPro ASA GF rot</text:a></text:p>
          </table:table-cell>
          <table:table-cell office:value-type="currency" office:currency="EUR" office:value="45.29" calcext:value-type="currency">
            <text:p>45.29 €</text:p>
          </table:table-cell>
          <table:table-cell office:value-type="float" office:value="1" calcext:value-type="float">
            <text:p>1</text:p>
          </table:table-cell>
          <table:table-cell table:formula="of:=[.D6]*[.C6]" office:value-type="currency" office:currency="EUR" office:value="45.29" calcext:value-type="currency">
            <text:p>45.29 €</text:p>
          </table:table-cell>
          <table:table-cell table:style-name="ce10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3djake.de/bondtech/oem-set-fuer-sherpa-mini-ridga-v2?sai=17363" xlink:type="simple">Bondtech OEM Set für Sherpa Mini RIDGA V2</text:a></text:p>
          </table:table-cell>
          <table:table-cell office:value-type="currency" office:currency="EUR" office:value="33.59" calcext:value-type="currency">
            <text:p>33.59 €</text:p>
          </table:table-cell>
          <table:table-cell office:value-type="float" office:value="1" calcext:value-type="float">
            <text:p>1</text:p>
          </table:table-cell>
          <table:table-cell table:formula="of:=[.D7]*[.C7]" office:value-type="currency" office:currency="EUR" office:value="33.59" calcext:value-type="currency">
            <text:p>33.59 €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<text:a xlink:href="https://meltbro.de/product_info.php?info=p1001001396x2028_cartographer-3d-probe-beacon-alternative-fuer-voron-2-4-trident-vzbot-mit-tap-funktion-und-adxl.html&amp;no_boost=1" xlink:type="simple">Cartographer</text:a></text:p>
          </table:table-cell>
          <table:table-cell office:value-type="currency" office:currency="EUR" office:value="50.98" calcext:value-type="currency">
            <text:p>50.98 €</text:p>
          </table:table-cell>
          <table:table-cell office:value-type="float" office:value="1" calcext:value-type="float">
            <text:p>1</text:p>
          </table:table-cell>
          <table:table-cell table:formula="of:=[.D8]*[.C8]" office:value-type="currency" office:currency="EUR" office:value="50.98" calcext:value-type="currency">
            <text:p>50.98 €</text:p>
          </table:table-cell>
          <table:table-cell table:style-name="ce10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amazon.de/BIGTREETECH-Erweiterungsgerät-Kommunikation-STM32G0B1CBT6-Mehrfachsicherheitsschutz/dp/B0B1LC5YS2/?th=1" xlink:type="simple">EBB36 v2</text:a></text:p>
          </table:table-cell>
          <table:table-cell office:value-type="currency" office:currency="EUR" office:value="28.78" calcext:value-type="currency">
            <text:p>28.78 €</text:p>
          </table:table-cell>
          <table:table-cell office:value-type="float" office:value="1" calcext:value-type="float">
            <text:p>1</text:p>
          </table:table-cell>
          <table:table-cell table:formula="of:=[.D9]*[.C9]" office:value-type="currency" office:currency="EUR" office:value="28.78" calcext:value-type="currency">
            <text:p>28.78 €</text:p>
          </table:table-cell>
          <table:table-cell table:style-name="ce11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berrybase.de/raspberry-pi-compute-module-4/ram-4gb/flash-ohne-lite-/wlan-bluetooth-ja" xlink:type="simple">CM4</text:a></text:p>
          </table:table-cell>
          <table:table-cell office:value-type="currency" office:currency="EUR" office:value="58.9" calcext:value-type="currency">
            <text:p>58.90 €</text:p>
          </table:table-cell>
          <table:table-cell office:value-type="float" office:value="1" calcext:value-type="float">
            <text:p>1</text:p>
          </table:table-cell>
          <table:table-cell table:formula="of:=[.D10]*[.C10]" office:value-type="currency" office:currency="EUR" office:value="58.9" calcext:value-type="currency">
            <text:p>58.90 €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currency-style style:name="N10130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30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5">00/00/0000</text:date>, <text:time style:data-style-name="N2" text:time-value="21:59:59.736571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3T17:46:26.275657100</meta:creation-date>
    <dc:date>2025-11-25T22:02:16.344830700</dc:date>
    <meta:editing-duration>PT35M14S</meta:editing-duration>
    <meta:editing-cycles>5</meta:editing-cycles>
    <meta:generator>LibreOffice/25.2.6.2$Windows_X86_64 LibreOffice_project/729c5bfe710f5eb71ed3bbde9e06a6065e9c6c5d</meta:generator>
    <meta:document-statistic meta:table-count="1" meta:cell-count="44" meta:object-count="0"/>
  </office:meta>
</office:document-meta>
</file>